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kenStream.useNewAPI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tream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okenStream.setUseNewAPI( boolean 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tream.increment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tream.next( final Token reusable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Stream.TokenStream( AttributeSource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kenStream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kenStream.useNewA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tream.setUseNewAPIDefault( boolean 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tream.Token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